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cddbc" officeooo:paragraph-rsid="000cddbc" style:font-size-asian="13.1000003814697pt" style:font-size-complex="15pt"/>
    </style:style>
    <style:style style:name="P2" style:family="paragraph" style:parent-style-name="Standard">
      <style:paragraph-properties fo:text-align="start" style:justify-single-word="false"/>
      <style:text-properties fo:font-size="12pt" officeooo:rsid="000cddbc" officeooo:paragraph-rsid="000cddbc" style:font-size-asian="10.5pt" style:font-size-complex="12pt"/>
    </style:style>
    <style:style style:name="P3" style:family="paragraph" style:parent-style-name="Standard">
      <style:paragraph-properties fo:text-align="justify" style:justify-single-word="false"/>
      <style:text-properties fo:font-size="12pt" officeooo:rsid="000cddbc" officeooo:paragraph-rsid="000eab52" style:font-size-asian="10.5pt" style:font-size-complex="12pt"/>
    </style:style>
    <style:style style:name="P4" style:family="paragraph" style:parent-style-name="Standard">
      <style:paragraph-properties fo:text-align="justify" style:justify-single-word="false"/>
      <style:text-properties fo:font-size="12pt" officeooo:rsid="000eab52" officeooo:paragraph-rsid="000eab52" style:font-size-asian="10.5pt" style:font-size-complex="12pt"/>
    </style:style>
    <style:style style:name="P5" style:family="paragraph" style:parent-style-name="Standard">
      <style:paragraph-properties fo:text-align="justify" style:justify-single-word="false"/>
      <style:text-properties fo:font-size="12pt" officeooo:rsid="00107180" officeooo:paragraph-rsid="00107180" style:font-size-asian="10.5pt" style:font-size-complex="12pt"/>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officeooo:rsid="000cddbc" officeooo:paragraph-rsid="000cddbc" style:font-size-asian="10.5pt" style:font-size-complex="12pt"/>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officeooo:rsid="00107180" officeooo:paragraph-rsid="00107180" style:font-size-asian="10.5pt" style:font-size-complex="12pt"/>
    </style:style>
    <style:style style:name="P8" style:family="paragraph" style:parent-style-name="Standard">
      <style:paragraph-properties fo:text-align="justify" style:justify-single-word="false"/>
      <style:text-properties fo:font-size="12pt" fo:font-style="normal" officeooo:rsid="00107180" officeooo:paragraph-rsid="00107180" style:font-size-asian="10.5pt" style:font-style-asian="normal" style:font-size-complex="12pt" style:font-style-complex="normal"/>
    </style:style>
    <style:style style:name="P9" style:family="paragraph" style:parent-style-name="Standard">
      <style:paragraph-properties fo:text-align="justify" style:justify-single-word="false"/>
      <style:text-properties fo:font-size="12pt" fo:font-style="normal" officeooo:rsid="001436b4" officeooo:paragraph-rsid="001436b4" style:font-size-asian="10.5pt" style:font-style-asian="normal" style:font-size-complex="12pt" style:font-style-complex="normal"/>
    </style:style>
    <style:style style:name="P10" style:family="paragraph" style:parent-style-name="Standard">
      <style:paragraph-properties fo:text-align="justify" style:justify-single-word="false"/>
      <style:text-properties fo:font-size="12pt" fo:font-style="normal" officeooo:rsid="0014874e" officeooo:paragraph-rsid="0014874e" style:font-size-asian="10.5pt" style:font-style-asian="normal" style:font-size-complex="12pt" style:font-style-complex="normal"/>
    </style:style>
    <style:style style:name="T1" style:family="text">
      <style:text-properties officeooo:rsid="000eab52"/>
    </style:style>
    <style:style style:name="T2" style:family="text">
      <style:text-properties officeooo:rsid="00121834"/>
    </style:style>
    <style:style style:name="T3" style:family="text">
      <style:text-properties officeooo:rsid="001251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che Technique</text:p>
      <text:p text:style-name="P1"/>
      <text:p text:style-name="P6">Présentation</text:p>
      <text:p text:style-name="P2"/>
      <text:p text:style-name="P3"><text:tab/>CarbOnFire est un système de mesure d’émission de <text:span text:style-name="T1">particule issue de la combustion de végétaux. Il a été développé au laboratoire d’aérologie en août 2021. Ce document décrit l’architecture et la conception du système. Si vous désirez des informations supplémentaires sur le projet, n’hésitez pas à contacter François LEPETIT-AIMON par téléphone : 0782813501 ou par mail : </text:span><text:a xlink:type="simple" xlink:href="mailto:francois.lepetitaimon@gmail.com" text:style-name="Internet_20_link" text:visited-style-name="Visited_20_Internet_20_Link"><text:span text:style-name="T1">francois.lepetitaimon@gmail.com</text:span></text:a><text:span text:style-name="T1"> . </text:span></text:p>
      <text:p text:style-name="P3"/>
      <text:p text:style-name="P4">ATTENTION : Avant d’utiliser le système, veillez à lire le guide d’utilisation disponible à l’URL suivant : </text:p>
      <text:p text:style-name="P4"/>
      <text:p text:style-name="P7">Conception globale du projet</text:p>
      <text:p text:style-name="P5"/>
      <text:p text:style-name="P8"><text:tab/>Le système CarbOnFire est équipé d’un système de pompage, qui aspire les fumées émises par la combustion des végétaux. Un filtre de quartz est utilisé en amont du système pour récolté les particules <text:span text:style-name="T2">fines</text:span>. <text:span text:style-name="T2">Les fumées filtrées, circulent ensuite dans la pompe, puis dans le boîtier de mesure et enfin à travers le compteur à gaz avant d’être évacuée. Le cœur du système réside dans le boîtier de 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text:span><text:span text:style-name="T3">s</text:span><text:span text:style-name="T2">-ci peuvent être visualis</text:span><text:span text:style-name="T3">ées</text:span><text:span text:style-name="T2"> en direct </text:span><text:span text:style-name="T3">sur un smartphone grâce à</text:span><text:span text:style-name="T2"> l’application CarbOnFire.</text:span></text:p>
      <text:p text:style-name="P8"/>
      <text:p text:style-name="P8"/>
      <text:p text:style-name="P9">Filtre</text:p>
      <text:p text:style-name="P9"/>
      <text:p text:style-name="P9"/>
      <text:p text:style-name="P9"/>
      <text:p text:style-name="P9"/>
      <text:p text:style-name="P9">Plomberie</text:p>
      <text:p text:style-name="P9"/>
      <text:p text:style-name="P9"/>
      <text:p text:style-name="P9"/>
      <text:p text:style-name="P9"/>
      <text:p text:style-name="P9">Pompage</text:p>
      <text:p text:style-name="P9"/>
      <text:p text:style-name="P9"/>
      <text:p text:style-name="P9"/>
      <text:p text:style-name="P9"/>
      <text:p text:style-name="P9">Boîtier de Mesure</text:p>
      <text:p text:style-name="P9"/>
      <text:p text:style-name="P9"/>
      <text:p text:style-name="P9"/>
      <text:p text:style-name="P10">Batterie</text:p>
      <text:p text:style-name="P10"/>
      <text:p text:style-name="P10"/>
      <text:p text:style-name="P10"/>
      <text:p text:style-name="P10">Assemblage Mécanique </text:p>
      <text:p text:style-name="P10"/>
      <text:p text:style-name="P10"/>
      <text:p text:style-name="P10"/>
      <text:p text:style-name="P10"><text:soft-page-break/>Programme Arduino</text:p>
      <text:p text:style-name="P10"/>
      <text:p text:style-name="P10"/>
      <text:p text:style-name="P10"/>
      <text:p text:style-name="P10"/>
      <text:p text:style-name="P10"/>
      <text:p text:style-name="P10">Application Android</text:p>
      <text:p text:style-name="P10"/>
      <text:p text:style-name="P10"/>
      <text:p text:style-name="P10"/>
      <text:p text:style-name="P10"/>
      <text:p text:style-name="P10"/>
      <text:p text:style-name="P10">Ressour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7-19T16:19:50.379000000</dc:date>
    <meta:editing-duration>PT4M5S</meta:editing-duration>
    <meta:editing-cycles>1</meta:editing-cycles>
    <meta:document-statistic meta:table-count="0" meta:image-count="0" meta:object-count="0" meta:page-count="2" meta:paragraph-count="15" meta:word-count="225" meta:character-count="1462" meta:non-whitespace-character-count="1247"/>
    <meta:generator>LibreOffice/7.1.2.2$Windows_X86_64 LibreOffice_project/8a45595d069ef5570103caea1b71cc9d82b2aae4</meta:generator>
  </office:meta>
</office:document-meta>
</file>